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" style:family="table-cell" style:parent-style-name="Default" style:data-style-name="N100"/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7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2" table:default-cell-style-name="ce12"/>
        <table:table-column table:style-name="co4" table:default-cell-style-name="ce9"/>
        <table:table-column table:style-name="co5" table:default-cell-style-name="ce15"/>
        <table:table-column table:style-name="co6" table:default-cell-style-name="ce9"/>
        <table:table-row table:style-name="ro1">
          <table:table-cell office:value-type="string" calcext:value-type="string">
            <text:p>19.11.21, 23:48</text:p>
          </table:table-cell>
          <table:table-cell/>
          <table:table-cell table:style-name="ce6" office:value-type="string" calcext:value-type="string">
            <text:p>Zustimmend</text:p>
          </table:table-cell>
          <table:table-cell table:style-name="ce11" office:value-type="string" calcext:value-type="string">
            <text:p>Ablehnend</text:p>
          </table:table-cell>
          <table:table-cell table:style-name="ce10" office:value-type="string" calcext:value-type="string">
            <text:p>Bezug Faktencheck</text:p>
          </table:table-cell>
          <table:table-cell table:style-name="ce14" office:value-type="string" calcext:value-type="string">
            <text:p>Neutral / nicht eindeutig zuweisbar</text:p>
          </table:table-cell>
          <table:table-cell table:style-name="ce10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91 React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95 Kommentare 203 Mal geteil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eacts innerhalb der Kommentare: 157</text:p>
          </table:table-cell>
          <table:table-cell table:number-columns-repeated="6"/>
        </table:table-row>
        <table:table-row table:style-name="ro1">
          <table:table-cell table:formula="of:=SUM([.A51:.A100000])" office:value-type="float" office:value="157" calcext:value-type="float">
            <text:p>157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chöft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. November um 15:58 ·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table:number-columns-repeated="2"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office:value-type="string" calcext:value-type="string">
            <text:p>Fehlinformationen</text:p>
          </table:table-cell>
          <table:table-cell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 Schöftn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de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3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.I. 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lber schuld wer unter diesen Bedingungen ein Restaurant oder ne Kneipe betritt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na Cerm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.I. Mann Alle, die keine Angst vor der Grippe haben. Gehe seit eh und je her in Lokale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reffe mich mit meiner großen Familie in ganz Österreich, schmuse Alle ab und wasche m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ände, wenn sie dreckig sind. Alle in meinem Umfeld sind gesu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 Schöftn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.I. 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na Cermak darum geht es nicht… sondern darum sich den Schikanen der Kontrolleure z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terwerf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… C war nicht das The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na Cerm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.I. Mann Du hast Re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nny Ra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at ?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 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chöf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nny Raitsch ja,sehr krank das alles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Wega ist eine Sonderein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nny Ra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chöftner sorry gehts denen noch?! als wenn Krieg wäre, haben die so Angst vo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 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chöf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nny Raitsch soll wohl zur Einschüchterung dienen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nnert schon an Bilder der 30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Gra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nny Raitsch ja haben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Strüw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Strüw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 Schöftn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lker Reich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w...da wird einem ja schlecht...Angst und Bang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m...Erlebnisgastronomie der ganz besonderen Art...e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lo Veg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 mir sicher das nicht al geladen i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nur Angst machen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nny Ra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lo Vega die sind geladen und schiessen und prügeln etc auch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lo Veg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nny Raitsch na gen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c 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 wei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é Schwe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kommen in der Diktatur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Wal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lbst als geimpfter würde mir das komplett den Abend versauen.. das macht doch keinen Spaß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nstanze Mol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geht man dann noch in ein Restaurant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ki Be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ah heft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 dasma die Wega braucht ha.. de verfl.. Piss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ki Be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 Schöftn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ückt die Wega nicht auch aus wenn Terroralarm ist? Als was betrachten die, die Lokalgäste 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t sei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Sternbe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ein kranker scheiß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Le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g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 ja wie wenn man eine Kantine der camorra besu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y Lang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für eine kranke Wel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Pe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bald auch auf der Piste? Na bleibt man zu Hause.. kein Tourismus….. Skifahren a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Jakob-Kaefer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die gewollte, kranke Welt 2021 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 Xa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ht aus als würden sie einen Terroristen su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ida Fu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Main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 gute Freundin von mir wohnt in Schweden… es hat zu keinem Zeitpunkt in Schwe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skenpflicht oder einen Lockdown gegeben… und G123+~ auch nicht… nur mal so zur Inf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Essbü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tre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ka Schewtsch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anke Wel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es Mu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nnert mich an die gestab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nessa Husz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 Schöftn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d die irreeee... Unfassbar.. Im voll outfit.. Eine schande... Aber krimminelle... Könnens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hen.. Zum kotzen.. Diktatur Faschismus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nessa Husz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nz ehrlich... Des mag man sich auch ale get impftter nicht geben.. Das is nur irrsi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by Redb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es gibt wirklich Personen die darüber lachen ? Kranke Gesellscha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ch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 ernst zu nehmen, LÄCHER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nzen werden eh auch kontrolliert od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i Wa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immerhin sind da alle geimpften auf einem haufen die sich so ne scheisse auch no h freiwill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u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ich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offe doch die haben eine RICHTERLICHE ANORDUNG &amp; DUCHSUCHUNGS BEFEH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ER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je Rusu-Heila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ie Leute gehen noch dahin ........kaum zu glau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ich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je Rusu-Heiland tja Lemminge halt !!! https://www.youtube.com/watch?v=TvWJ0h9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c&amp;t=3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Dummen werden sich freiwillig töt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je Rusu-Heila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ichter richtig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Maur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Schikanierer voll in Aktion mit Helm und Bleispritze, sind jetzt alle strafbar die ins Wirtshau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hen mit Test und Impfung. Die Welt steht nicht mehr lange. Die Polizei ist selbst so krank das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 Schöftn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 Schwachsinn mitma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 Spir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kommen in unserem Polizeistaa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t P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 man das ist ja nicht nur lächerlich sondern peinlich. Aber warum schreib ich das. 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utschland doch das gleich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Heh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chdem es ja auch bei der Polizei ungeimpfte gibt , stellt sich mir die Frage ob diejenigen PC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stet in lokalen wo Zutritt nur mit 2 g gestattet ist , kontrollieren ggg weil arbeiten darf man 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PC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Grill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id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a ba da 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wollen nur einschüchtern. Habt trd Mu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Lind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Grillenberger es spiegelt viel von früher wie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Grill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Lindner und viele checken es imma nu ned. Was sehr sehr erschreckend i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hias Stö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Grillenberger SS= Spritzen Spitze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de Ja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wig nix gelernt 33-4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Bri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de Jager da haben die Sozis in der Schule gefehlt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Bri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 - die Geisteskrankheit, die die Wahrheit ans Licht bringt!! Was unsere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 Schöftn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mähhammer feh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ssen wir ja schon. Bei seinen Beamten war es bis dato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lügelte Witz - wie bringt man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s Kibberers auf Erbsengröße? Na du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bla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und jetzt durch blinden Gehorsam bestätigte Zustand des 2G: Gehi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tohlen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re es nicht so traurig, was diese Kreaturen da veranstalten, müsste man lachen drüber.....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i Dre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kommen im neuen Zeitalter des Nationalsozialismu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Freund-May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ist Rambo John Rambo hahahah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lerio Mar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O TUTTI FUORI DI TESTA! CHE GOVERNI DI MALEDETTI SIAMO RAPPRESENTATI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 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h Bogensp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m dem zeig i meinen pass und fertig is a mir wuascht ob mi der in voller montur kontrolliert o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Mak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sser wär es wenn die die Grenzen schützen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die Fragen ob die Geimpft sind !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 P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, haben Sie Kurz gefunde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 Weilan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 Maschinenpistolen zurück zu nazi Deutschland hitler ist ein scheissdreck dage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 Schöftn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Sa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ja da wird's wieder mehr Einbrüche...Vergew. Und sonstige Verbrechen geben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Baum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iegszeiten ich hätte keinen Hunger mehr.Die sollten Mörder und Vergewaltiger jagen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ür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raud So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Baume und...die Grenzen schützen, täglich kommen einige 100er über Ungarn na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Österreich. Tatsache, ich wohne h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Baum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raud Som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lgorzata Jadwiga Pabi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rea 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ktatur!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Kel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Stög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urchtbar ohne Wor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usbäckerei Marion Schöc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ß jemand, wo das war und ob das wirklich aktuell ist oder vielleicht von dem Anschlag 2020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st? Hab das Video auch am Kanal von Rutter gesehen. Aber mich interessiert immer, ob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tsächlich stimmt, dass es um 2G ging. Weil das ist ja dann die absolute Höh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Drotzi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gehts um eine Festnahme. Ned um 2G.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ch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 Schöftn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Drotziger Da hilft nix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d es auf Facebook geteilt? Ja, dann muss es wahr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öny Kramp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Nazi ein Scheiss dage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dy Whi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habt ihr überhaupt solche Angst vor diesen Hampelmännern? Ach ja stimmt, in Österre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t es schwer ECHTE MÄNNER zu finden, welche denen mal die Richtung zei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10 Mann sind von einer Meute mutiger Menschen schnell Mal eingeschüchtert, Prügel r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Gib ihm anders machen sie es auch nicht. Und nach wie vor gibt es MEHR ZIVILISTEN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je sein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einwa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Messner Christian Messner Markus Reinwald Manuel Messn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Schalk-Mitterfell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w, die Österreichische Bevölkerung wird gejagt..aber an der Grenze tausende Asylanten oh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ntro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k Su Ka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aahnsinn he da siehst leider sofort wie ernst die gfrassta machen.. heutzutage sollte man s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ser nicht nur auf an blackout vorberei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gelbert Mann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 Mundl san joo komplett deppat, mit der WEGA an Impfposs kontrolliern?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ch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WienerPolizei.at/photos/a.118810481484130/4911802262184904/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=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zei Wi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. November um 09:35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, bei dem Video handelt es sich um einen Einsatz der WEGA in einem Lokal. Die Kolle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stützen bei der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 Schöftn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ch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Video hat NICHTS mit 2G Kontrollen zu tu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Niederl - Zweidi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cherer mit was sons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ch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Niederl - Zweidick https://m.facebook.com/WienerPolizei.at/photos/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118810481484130/4911802262184904/?type=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zei Wi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. November um 09:35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, bei dem Video handelt es sich um einen Einsatz der WEGA in einem Lokal. Die Kolle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stützen bei der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cherer man drehts nur wie mans brauch und da steht auch by the way machen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zisten (nicht die WEGA) eine 2 G Überprüfung. Also, halb wahr und halb falsch, od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chöf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 So man hört ja noch im Hintergrund einen Mann sagen : Ausweiskontroll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chöftner was willst du damit sag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chöf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 So ich kann mir schon vorstellen dass das im Video eine 2G Kontrolle war. Die Wega 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 zur Einschüchter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wird es so hingestellt als wäre das Verbreiten des Videos eine Hetze gegen die Polizei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Faktenchecker sind sowieso nicht ernstzunehmen ! Was die schon alles als fal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klariert haben.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ch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ürlich ungeschaut irgendein Video verbreiten und teilen ist viel glaubwürdig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chöftner es ist alles nicht ernst zu nehmen…alles quatsch obs die Massnahmen si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die Zählung der Toten oder Infizier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öftner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chöf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cherer sagt jemand,der ohne recherchiert zu haben einen Bericht der MSM teilt üb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vermectin ! Vielleicht liest du mal ein paar Studien darüber durch ! Insbesondere den Erfolg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cherer von was redest du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ch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chöftner welchen Bericht meinst du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ch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chöftner Conclusions: Inclusion of ivermectin in treatment regimen of mild to modera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VID-19 patients could not be said with certainty based on our study results as it had sh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ly marginal benefit in successful discharge from the hospital with no other observed benefi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i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e Roh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da macht Essen gehen doch Spaß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Beldovic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estapo feiert Aufersteh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zten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Niederl - Zweidi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m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Kirch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servas... Wie lächerlich.... Und traurig zugle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e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im Krie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.11.21, 23: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wird in Wien 2G kontrolli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🤮🤮🤮 - Regina Schöftn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tenchecker…verbreiten wieder Lügen….da steht doch die Polizei hat 2G Kontrollen gema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bhängig von dem Angeblichen WEGA Einsatz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egina.schoftner/posts/153118928723294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9" table:formula="of:=COUNTIF([.C$1:.C$1048576];&quot;X&quot;)" office:value-type="float" office:value="68" calcext:value-type="float">
            <text:p>68</text:p>
          </table:table-cell>
          <table:table-cell table:style-name="ce9" table:formula="of:=COUNTIF([.D$1:.D$1048576];&quot;X&quot;)" office:value-type="float" office:value="6" calcext:value-type="float">
            <text:p>6</text:p>
          </table:table-cell>
          <table:table-cell table:formula="of:=COUNTIF([.E$1:.E$1048576];&quot;X&quot;)" office:value-type="float" office:value="3" calcext:value-type="float">
            <text:p>3</text:p>
          </table:table-cell>
          <table:table-cell table:style-name="ce9" table:formula="of:=COUNTIF([.F$1:.F$1048576];&quot;X&quot;)" office:value-type="float" office:value="21" calcext:value-type="float">
            <text:p>21</text:p>
          </table:table-cell>
          <table:table-cell table:formula="of:=COUNTIF([.G$1:.G$1048576];&quot;X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number-columns-repeated="5" table:style-name="ce10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/>
          <table:table-cell table:formula="of:=SUM(;[.C1442];[.D1442];[.F1442])"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/>
          <table:table-cell table:style-name="ce10" office:value-type="string" calcext:value-type="string">
            <text:p>Gesamt</text:p>
          </table:table-cell>
        </table:table-row>
        <table:table-row table:style-name="ro1" table:number-rows-repeated="10471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5:49:37.47572867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6:23:33.676188629</dc:date>
    <meta:editing-duration>PT2M33S</meta:editing-duration>
    <meta:editing-cycles>3</meta:editing-cycles>
    <meta:document-statistic meta:table-count="1" meta:cell-count="926" meta:object-count="0"/>
  </office:meta>
</office:document-meta>
</file>